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403cm" fo:margin-left="0.328cm" fo:margin-right="8.269cm" table:align="margins" style:shadow="none"/>
    </style:style>
    <style:style style:name="表格1.A" style:family="table-column">
      <style:table-column-properties style:column-width="8.403cm" style:rel-column-width="65535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8.209cm" table:align="margins"/>
    </style:style>
    <style:style style:name="表格2.A" style:family="table-column">
      <style:table-column-properties style:column-width="8.209cm" style:rel-column-width="6553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Table_20_Contents">供方名称：</text:p>
                </table:table-cell>
              </table:table-row>
              <table:table-row>
                <table:table-cell table:style-name="表格2.A2" office:value-type="string">
                  <text:p text:style-name="Table_20_Contents">产品名称：</text:p>
                </table:table-cell>
              </table:table-row>
              <table:table-row>
                <table:table-cell table:style-name="表格2.A2" office:value-type="string">
                  <text:p text:style-name="Table_20_Contents">规格型号：</text:p>
                </table:table-cell>
              </table:table-row>
              <table:table-row>
                <table:table-cell table:style-name="表格2.A2" office:value-type="string">
                  <text:p text:style-name="Table_20_Contents">物料编码：/ </text:p>
                </table:table-cell>
              </table:table-row>
              <table:table-row>
                <table:table-cell table:style-name="表格2.A2" office:value-type="string">
                  <text:p text:style-name="Table_20_Contents">数量：</text:p>
                </table:table-cell>
              </table:table-row>
              <table:table-row>
                <table:table-cell table:style-name="表格2.A2" office:value-type="string">
                  <text:p text:style-name="Table_20_Contents">订单编号：</text:p>
                </table:table-cell>
              </table:table-row>
              <table:table-row>
                <table:table-cell table:style-name="表格2.A2" office:value-type="string">
                  <text:p text:style-name="Table_20_Contents">生产批号：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5:36:56.65</dc:date>
    <dc:creator>wang sheng wang</dc:creator>
    <meta:editing-duration>PT10M51S</meta:editing-duration>
    <meta:editing-cycles>3</meta:editing-cycles>
    <meta:generator>OpenOffice.org/3.3$Win32 OpenOffice.org_project/330m20$Build-9567</meta:generator>
    <meta:document-statistic meta:table-count="2" meta:image-count="0" meta:object-count="0" meta:page-count="1" meta:paragraph-count="8" meta:word-count="15" meta:character-count="60"/>
  </office:meta>
</office:document-meta>
</file>